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style:text-properties officeooo:paragraph-rsid="0020ac5b"/>
    </style:style>
    <style:style style:name="P3" style:family="paragraph" style:parent-style-name="Text_20_body">
      <style:paragraph-properties fo:line-height="150%"/>
      <style:text-properties fo:font-style="italic" style:font-style-asian="italic" style:font-style-complex="italic"/>
    </style:style>
    <style:style style:name="T1" style:family="text">
      <style:text-properties officeooo:rsid="001da8da"/>
    </style:style>
    <style:style style:name="T2" style:family="text">
      <style:text-properties officeooo:rsid="002084f5"/>
    </style:style>
    <style:style style:name="T3" style:family="text">
      <style:text-properties officeooo:rsid="0020ac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Vandermeer</text:p>
      <text:p text:style-name="P1">Collaborating Mentor Letter</text:p>
      <text:p text:style-name="P3">a) the quality of the applicant in regards to their ability to develop into a leader in agriculture:</text:p>
      <text:p text:style-name="P1">Daniel Thomas has shown previous interest in the coffee agroecological systems, including interactions with growers on the topics of biocontrols and the coffee leaf rust. His commitment to improving the situation for coffee growers concerning the rust, and his training as an ecologically-minded mycologist indicate that he has potential to contribute to the agricultural sciences.</text:p>
      <text:p text:style-name="P3">b) the applicant’s oral and written communication skills and critical and analytical skills:</text:p>
      <text:p text:style-name="P1">Daniel has competency in written communication shown by his scientific publications, and has given numerous successful talks about his research to both scientific audiences and the general public. He has an quantitative analytical skill set that includes a good grasp on multivariate ecological statistics and scientific computer programming. He also has competency in spanish, which will be useful in coffee-related projects. </text:p>
      <text:p text:style-name="P3">c) the applicant’s level of intellectual independence:</text:p>
      <text:p text:style-name="P2">Daniel<text:span text:style-name="T1"> generated the ideas and methods and ideas behind this grant application, approaching us after he had developed the concepts for use in other areas of the world. Our mentorship and our research programs, however, are a good home for further development of these ideas, and he tells me that our work helped to inspire the hypotheses. <text:s/></text:span></text:p>
      <text:p text:style-name="P3"><text:span text:style-name="T3">d</text:span>) the role of the student and mentor in the development of the application;</text:p>
      <text:p text:style-name="P1">Role of Mentor (myself): Daniel is coming to an entirely new study site, with which I am quite familiar. I will orient him to the Puerto Rico research sites, and introduce him to key personal. I will be available for advice on field sampling methods and for questions concerning the natural history of the site, as we have been documenting the details of coffee agroecology on these sites for the last several decades. I will also offer input on the basic ecological principles guiding the research and the presentation of the results. I will offer support in the ecological modeling that will be necessary to analyze the results. </text:p>
      <text:p text:style-name="P1">Role of student (Daniel): Daniel will pursue his project independently and in good faith, meeting all proposed deadlines as much as circumstances allow. He will seek advice from me when he encounters difficulty where I can help. He will be respectful of the research site and the long history of <text:soft-page-break/>collaboration that has happened at these places, with the local community, the, growers and other scientific collaborators. </text:p>
      <text:p text:style-name="P3">f) a statement that the research by the applicant is independent and not an extension of the mentor’s research (for postdoctoral applicants only):</text:p>
      <text:p text:style-name="P1">As stated above, Daniel is author of the ideas presented here. The project ideas focus on dynamics of the fungal microbiome community as a whole, with all of the accompanying methods that are used to generate and analyze microbial community data. My projects have mostly focused on two fungal species of interest (the coffee leaf rust and the white halo fungus), and their interaction with other, non-fungal species of the ecological networks in which they are embedded. In one case, we have examined the rust pustules for mycoparasitic fungi using related methods (James, Marino, Perfecto, &amp; Vandermeer, 2016), but Daniel’s proposal addresses a different hypothesis and <text:span text:style-name="T2">a different </text:span>spatial scale. This will be the first landscape-level survey of the coffee microbiome at our research sites, and perhaps in general. <text:s/></text:p>
      <text:p text:style-name="P3">g) any other pertinent and relevant information to indicate the applicant is deserving of being awarded a prestigious AFRI EWD Pre- or Post-doctoral Fellowship.</text:p>
      <text:p text:style-name="P1">Daniel has shown continued interest in the executing this project since his time as a graduate student. He is not motivated by the prestige of the AFRI EWD award, but in the project it will enable him to undertake. He very much believes the project will help the coffee-growing communities with which he has had a long standing friendship.</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3335in" fo:text-indent="-0.2665in" style:auto-text-indent="false">
        <style:tab-stops>
          <style:tab-stop style:position="0.2665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1T09:58:48.556537855</meta:creation-date>
    <meta:editing-duration>PT7M30S</meta:editing-duration>
    <meta:editing-cycles>3</meta:editing-cycles>
    <meta:generator>LibreOffice/6.0.7.3$Linux_X86_64 LibreOffice_project/00m0$Build-3</meta:generator>
    <dc:date>2019-07-11T10:55:02.761048704</dc:date>
    <meta:document-statistic meta:table-count="0" meta:image-count="0" meta:object-count="0" meta:page-count="2" meta:paragraph-count="15" meta:word-count="640" meta:character-count="4025" meta:non-whitespace-character-count="3393"/>
    <meta:user-defined meta:name="ZOTERO_PREF_1">&lt;data data-version="3" zotero-version="5.0.69"&gt;&lt;session id="kCM2HH65"/&gt;&lt;style id="http://www.zotero.org/styles/apa" locale="en-US" hasBibliography="1" bibliographyStyleHasBeenSet="0"/&gt;&lt;prefs&gt;&lt;pref name="fieldType" value="ReferenceMark"/&gt;&lt;/prefs&gt;&lt;/data&gt;</meta:user-defined>
  </office:meta>
</office:document-meta>
</file>